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HeaderStyle">MEMORANDUM</text:p>
      <text:p/>
      <text:p text:style-name="NormalStyle"><text:span text:style-name="BoldStyle">TO: </text:span>[EMPLOYEE_NAME]</text:p>
      <text:p text:style-name="NormalStyle"><text:span text:style-name="BoldStyle">FROM: </text:span>Human Resources Department</text:p>
      <text:p text:style-name="NormalStyle"><text:span text:style-name="BoldStyle">DATE: </text:span>[DATE]</text:p>
      <text:p text:style-name="NormalStyle"><text:span text:style-name="BoldStyle">SUBJECT: </text:span>Salary Increase Notification</text:p>
      <text:p/>
      <text:p>________________________________________________________________________________</text:p>
      <text:p/>
      <text:p text:style-name="NormalStyle">Dear [EMPLOYEE_NAME],</text:p>
      <text:p text:style-name="NormalStyle">We are pleased to inform you that your salary will be increased effective [START_DATE]. This adjustment reflects your valuable contributions to The Agent Company and our commitment to recognizing outstanding performance.</text:p>
      <text:p text:style-name="NormalStyle"><text:span text:style-name="BoldStyle">Employee Details:</text:span></text:p>
      <text:p text:style-name="NormalStyle"><text:span text:style-name="BoldStyle">Name: </text:span>[EMPLOYEE_NAME]</text:p>
      <text:p text:style-name="NormalStyle"><text:span text:style-name="BoldStyle">Email: </text:span>[EMAIL]</text:p>
      <text:p text:style-name="NormalStyle"><text:span text:style-name="BoldStyle">Job Title: </text:span>[JOB_TITLE]</text:p>
      <text:p text:style-name="NormalStyle"><text:span text:style-name="BoldStyle">Current Salary: </text:span>$[CURRENT_SALARY]</text:p>
      <text:p text:style-name="NormalStyle"><text:span text:style-name="BoldStyle">New Salary: </text:span>$[NEW_SALARY]</text:p>
      <text:p text:style-name="NormalStyle"><text:span text:style-name="BoldStyle">Percentage Increase: </text:span>[PERCENTAGE]%</text:p>
      <text:p text:style-name="NormalStyle"><text:span text:style-name="BoldStyle">Assignment Start Date: </text:span>[START_DATE]</text:p>
      <text:p text:style-name="NormalStyle"><text:span text:style-name="BoldStyle">Assignment End Date: </text:span>[END_DATE]</text:p>
      <text:p/>
      <text:p text:style-name="NormalStyle">This salary increase will be reflected in your payroll starting from the effective date mentioned above. Please contact the Human Resources Department if you have any questions regarding this adjustment.</text:p>
      <text:p text:style-name="NormalStyle">Congratulations on this well-deserved recognition!</text:p>
      <text:p/>
      <text:p text:style-name="NormalStyle">Sincerely,</text:p>
      <text:p/>
      <text:p/>
      <text:p text:style-name="NormalStyle">Human Resources Department</text:p>
      <text:p text:style-name="NormalStyle">The Agent Compan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erStyle" style:family="paragraph" style:display-name="HeaderStyle">
      <style:paragraph-properties fo:text-align="center"/>
      <style:text-properties fo:font-weight="bold" fo:font-size="16pt"/>
    </style:style>
    <style:style style:name="BoldStyle" style:family="text" style:display-name="BoldStyle">
      <style:text-properties fo:font-weight="bold"/>
    </style:style>
    <style:style style:name="NormalStyle" style:family="paragraph" style:display-name="NormalStyle">
      <style:paragraph-properties fo:margin-bottom="0.2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